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74685" calcext:value-type="float">
            <text:p>4.6374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898141935484" calcext:value-type="float">
            <text:p>4.2389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3016" calcext:value-type="float">
            <text:p>3.3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91664516129" calcext:value-type="float">
            <text:p>3.0939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54151724138" calcext:value-type="float">
            <text:p>3.17654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852051612903" calcext:value-type="float">
            <text:p>3.0585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82890322581" calcext:value-type="float">
            <text:p>3.3628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4816" calcext:value-type="float">
            <text:p>5.19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889316129032" calcext:value-type="float">
            <text:p>5.2288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47064" calcext:value-type="float">
            <text:p>5.1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16283870968" calcext:value-type="float">
            <text:p>5.1251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390219354839" calcext:value-type="float">
            <text:p>4.9939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68384" calcext:value-type="float">
            <text:p>4.7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219122580645" calcext:value-type="float">
            <text:p>4.3321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17936" calcext:value-type="float">
            <text:p>3.63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538425806452" calcext:value-type="float">
            <text:p>4.0453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61114285714" calcext:value-type="float">
            <text:p>3.47461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639716129032" calcext:value-type="float">
            <text:p>3.5463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29264516129" calcext:value-type="float">
            <text:p>4.1972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2176" calcext:value-type="float">
            <text:p>3.46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85948387097" calcext:value-type="float">
            <text:p>4.9348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11456" calcext:value-type="float">
            <text:p>5.0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44335483871" calcext:value-type="float">
            <text:p>5.120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17251612903" calcext:value-type="float">
            <text:p>5.2271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15216" calcext:value-type="float">
            <text:p>5.0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83096774194" calcext:value-type="float">
            <text:p>4.6698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7352" calcext:value-type="float">
            <text:p>4.38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398916129032" calcext:value-type="float">
            <text:p>4.8539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582" calcext:value-type="float">
            <text:p>5.037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636593548387" calcext:value-type="float">
            <text:p>5.066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6368" calcext:value-type="float">
            <text:p>4.9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242193548387" calcext:value-type="float">
            <text:p>4.7524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2368" calcext:value-type="float">
            <text:p>4.28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496877419355" calcext:value-type="float">
            <text:p>3.4249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428387096774" calcext:value-type="float">
            <text:p>5.0242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3608" calcext:value-type="float">
            <text:p>5.0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95184516129" calcext:value-type="float">
            <text:p>4.799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68744" calcext:value-type="float">
            <text:p>4.50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88103225807" calcext:value-type="float">
            <text:p>4.0748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88314285714" calcext:value-type="float">
            <text:p>3.36488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284412903226" calcext:value-type="float">
            <text:p>4.7628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58503225806" calcext:value-type="float">
            <text:p>4.7545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83832" calcext:value-type="float">
            <text:p>4.48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04490322581" calcext:value-type="float">
            <text:p>4.3290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83056" calcext:value-type="float">
            <text:p>3.91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15148387097" calcext:value-type="float">
            <text:p>4.2231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069963636364" calcext:value-type="float">
            <text:p>5.32069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6572" calcext:value-type="float">
            <text:p>4.5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9109221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08" meta:object-count="0"/>
    <meta:user-defined meta:name="AppVersion">3.0</meta:user-defined>
  </office:meta>
</office:document-meta>
</file>